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34cm" fo:min-width="0.384cm" fo:wrap-option="wrap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.126cm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0.634cm" fo:min-width="0.384cm" fo:wrap-option="wrap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standard">
      <style:graphic-properties draw:fill="solid" draw:fill-color="#e16173" draw:textarea-horizontal-align="justify" draw:textarea-vertical-align="middle" draw:auto-grow-height="false" fo:min-height="0.634cm" fo:min-width="0.384cm" fo:wrap-option="wrap"/>
      <style:paragraph-properties style:writing-mode="lr-tb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objectwithoutfill">
      <style:graphic-properties draw:marker-end="Arrowheads_20_15" draw:marker-end-width="0.3cm" draw:fill="none" draw:textarea-vertical-align="middle"/>
    </style:style>
    <style:style style:name="gr11" style:family="graphic" style:parent-style-name="objectwithoutfill">
      <style:graphic-properties draw:marker-end="Arrowheads_20_16" draw:marker-end-width="0.3cm" draw:fill="none" draw:textarea-vertical-align="middle"/>
    </style:style>
    <style:style style:name="gr12" style:family="graphic" style:parent-style-name="objectwithoutfill">
      <style:graphic-properties draw:marker-end="Arrowheads_20_17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5cm" fo:min-width="1.75cm"/>
      <style:paragraph-properties style:writing-mode="lr-tb"/>
    </style:style>
    <style:style style:name="gr14" style:family="graphic" style:parent-style-name="objectwithoutfill">
      <style:graphic-properties draw:marker-end="Arrowheads_20_18" draw:marker-end-width="0.3cm" draw:fill="none" draw:textarea-vertical-align="middle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645cm" fo:min-width="0cm"/>
      <style:paragraph-properties style:writing-mode="lr-tb"/>
    </style:style>
    <style:style style:name="gr16" style:family="graphic" style:parent-style-name="objectwithoutfill">
      <style:graphic-properties draw:marker-end="Arrowheads_20_19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18" style:family="graphic" style:parent-style-name="objectwithoutfill">
      <style:graphic-properties draw:marker-end="Arrowheads_20_20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20" style:family="graphic" style:parent-style-name="objectwithoutfill">
      <style:graphic-properties draw:marker-end="Arrowheads_20_21" draw:marker-end-width="0.3cm" draw:fill="none" draw:textarea-vertical-align="middle"/>
    </style:style>
    <style:style style:name="gr21" style:family="graphic" style:parent-style-name="objectwithoutfill">
      <style:graphic-properties draw:marker-end="Arrowheads_20_22" draw:marker-end-width="0.3cm" draw:fill="none" draw:textarea-vertical-align="middle"/>
    </style:style>
    <style:style style:name="gr22" style:family="graphic" style:parent-style-name="objectwithoutfill">
      <style:graphic-properties draw:marker-end="Arrowheads_20_23" draw:marker-end-width="0.3cm" draw:fill="none" draw:textarea-vertical-align="middle"/>
    </style:style>
    <style:style style:name="gr23" style:family="graphic" style:parent-style-name="objectwithoutfill">
      <style:graphic-properties draw:marker-end="Arrowheads_20_24" draw:marker-end-width="0.3cm" draw:fill="none" draw:textarea-vertical-align="middle"/>
    </style:style>
    <style:style style:name="gr24" style:family="graphic" style:parent-style-name="objectwithoutfill">
      <style:graphic-properties draw:marker-end="Arrowheads_20_25" draw:marker-end-width="0.3cm" draw:fill="none" draw:textarea-vertical-align="middle"/>
    </style:style>
    <style:style style:name="gr25" style:family="graphic" style:parent-style-name="objectwithoutfill">
      <style:graphic-properties draw:marker-end="Arrowheads_20_27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7" style:family="graphic" style:parent-style-name="objectwithoutfill">
      <style:graphic-properties draw:marker-end="Arrowheads_20_28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29" style:family="graphic" style:parent-style-name="objectwithoutfill">
      <style:graphic-properties draw:marker-end="Arrowheads_20_29" draw:marker-end-width="0.3cm" draw:fill="none" draw:textarea-vertical-align="middle"/>
    </style:style>
    <style:style style:name="gr30" style:family="graphic" style:parent-style-name="objectwithoutfill">
      <style:graphic-properties draw:marker-end="Arrowheads_20_30" draw:marker-end-width="0.3cm" draw:fill="none" draw:textarea-vertical-align="middle"/>
    </style:style>
    <style:style style:name="gr31" style:family="graphic" style:parent-style-name="objectwithoutfill">
      <style:graphic-properties draw:marker-end="Arrowheads_20_31" draw:marker-end-width="0.3cm" draw:fill="none" draw:textarea-vertical-align="middle"/>
    </style:style>
    <style:style style:name="gr32" style:family="graphic" style:parent-style-name="objectwithoutfill">
      <style:graphic-properties draw:marker-end="Arrowheads_20_32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  <style:paragraph-properties style:writing-mode="lr-tb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solid" draw:fill-color="#729fcf"/>
      <style:paragraph-properties fo:text-align="center"/>
      <style:text-properties fo:font-size="9pt" style:font-size-asian="9pt" style:font-size-complex="9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="solid" draw:fill-color="#e16173"/>
      <style:paragraph-properties fo:text-align="center"/>
      <style:text-properties fo:font-size="8pt" style:font-size-asian="8pt" style:font-size-complex="8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Source Han Sans CN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5cm" svg:height="1.25cm" svg:x="10.25cm" svg:y="11.5cm">
          <text:p text:style-name="P1"><text:span text:style-name="T1">q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1.25cm" svg:height="0.5cm" draw:transform="rotate (-1.5707963267949) translate (10.25cm 11.5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draw:type="curve" svg:x1="10.433cm" svg:y1="11.683cm" svg:x2="11.317cm" svg:y2="11.683cm" draw:start-shape="id1" draw:start-glue-point="5" draw:end-shape="id1" draw:end-glue-point="11" svg:d="M10433 11683c0-1026 884-1026 884 0" svg:viewBox="0 0 885 770">
          <text:p/>
        </draw:connector>
        <draw:frame draw:style-name="gr4" draw:text-style-name="P5" draw:layer="layout" svg:width="0.934cm" svg:height="0.645cm" svg:x="10.5cm" svg:y="10.355cm">
          <draw:text-box>
            <text:p text:style-name="P4"><text:span text:style-name="T2">ws</text:span></text:p>
          </draw:text-box>
        </draw:frame>
        <draw:custom-shape draw:style-name="gr5" draw:text-style-name="P6" xml:id="id2" draw:id="id2" draw:layer="layout" svg:width="1.25cm" svg:height="1.25cm" svg:x="8.598cm" svg:y="8.395cm">
          <text:p text:style-name="P1"><text:span text:style-name="T1">q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3" draw:layer="layout" draw:type="curve" svg:x1="10.433cm" svg:y1="11.683cm" svg:x2="9.665cm" svg:y2="9.462cm" draw:start-shape="id1" draw:start-glue-point="5" draw:end-shape="id2" draw:end-glue-point="9" svg:d="M10433 11683c0-1665-768-555-768-2221" svg:viewBox="0 0 769 2222">
          <text:p/>
        </draw:connector>
        <draw:frame draw:style-name="gr4" draw:text-style-name="P5" draw:layer="layout" svg:width="1.336cm" svg:height="0.645cm" svg:x="9.914cm" svg:y="9cm">
          <draw:text-box>
            <text:p text:style-name="P4"><text:span text:style-name="T2">digito</text:span></text:p>
          </draw:text-box>
        </draw:frame>
        <draw:connector draw:style-name="gr7" draw:text-style-name="P3" draw:layer="layout" draw:type="curve" svg:x1="9.223cm" svg:y1="8.395cm" svg:x2="9.665cm" svg:y2="8.578cm" draw:start-shape="id2" draw:start-glue-point="4" draw:end-shape="id2" draw:end-glue-point="11" svg:d="M9223 8395c0-751 442-843 442 183" svg:viewBox="0 0 443 759">
          <text:p/>
        </draw:connector>
        <draw:custom-shape draw:style-name="gr8" draw:text-style-name="P8" xml:id="id3" draw:id="id3" draw:layer="layout" svg:width="1.25cm" svg:height="1.25cm" svg:x="4.75cm" svg:y="2.5cm">
          <text:p text:style-name="P7"><text:span text:style-name="T3">Er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3" draw:layer="layout" draw:type="curve" svg:x1="8.781cm" svg:y1="8.578cm" svg:x2="5.375cm" svg:y2="3.75cm" draw:start-shape="id2" draw:start-glue-point="5" draw:end-shape="id3" svg:d="M8781 8578c0-3757-3406-1344-3406-4828" svg:viewBox="0 0 3407 4829">
          <text:p/>
        </draw:connector>
        <draw:frame draw:style-name="gr4" draw:text-style-name="P5" draw:layer="layout" svg:width="1.302cm" svg:height="0.645cm" svg:x="7.198cm" svg:y="7.105cm">
          <draw:text-box>
            <text:p text:style-name="P4"><text:span text:style-name="T2">outro</text:span></text:p>
          </draw:text-box>
        </draw:frame>
        <draw:frame draw:style-name="gr4" draw:text-style-name="P5" draw:layer="layout" svg:width="1.721cm" svg:height="0.645cm" svg:x="8.627cm" svg:y="7.25cm">
          <draw:text-box>
            <text:p text:style-name="P4"><text:span text:style-name="T2">digito | .</text:span></text:p>
          </draw:text-box>
        </draw:frame>
        <draw:custom-shape draw:style-name="gr5" draw:text-style-name="P6" xml:id="id4" draw:id="id4" draw:layer="layout" svg:width="1.25cm" svg:height="1.25cm" svg:x="13cm" svg:y="7.25cm">
          <text:p text:style-name="P1"><text:span text:style-name="T1">q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3" draw:layer="layout" draw:type="curve" svg:x1="11.5cm" svg:y1="12.125cm" svg:x2="13.183cm" svg:y2="8.317cm" draw:start-shape="id1" draw:start-glue-point="10" draw:end-shape="id4" draw:end-glue-point="7" svg:d="M11500 12125c1126 0 285-3808 1683-3808" svg:viewBox="0 0 1684 3809">
          <text:p/>
        </draw:connector>
        <draw:frame draw:style-name="gr4" draw:text-style-name="P5" draw:layer="layout" svg:width="1.184cm" svg:height="0.645cm" svg:x="12.25cm" svg:y="9.105cm">
          <draw:text-box>
            <text:p text:style-name="P4"><text:span text:style-name="T2">letra</text:span></text:p>
          </draw:text-box>
        </draw:frame>
        <draw:connector draw:style-name="gr11" draw:text-style-name="P3" draw:layer="layout" draw:type="curve" svg:x1="13.183cm" svg:y1="7.433cm" svg:x2="14.067cm" svg:y2="7.433cm" draw:start-shape="id4" draw:start-glue-point="5" draw:end-shape="id4" draw:end-glue-point="11" svg:d="M13183 7433c0-1026 884-1026 884 0" svg:viewBox="0 0 885 770">
          <text:p/>
        </draw:connector>
        <draw:frame draw:style-name="gr4" draw:text-style-name="P5" draw:layer="layout" svg:width="2.305cm" svg:height="0.645cm" svg:x="12.5cm" svg:y="5.855cm">
          <draw:text-box>
            <text:p text:style-name="P4"><text:span text:style-name="T2">letra | digito</text:span></text:p>
          </draw:text-box>
        </draw:frame>
        <draw:connector draw:style-name="gr12" draw:text-style-name="P3" draw:layer="layout" draw:type="curve" svg:x1="13cm" svg:y1="7.875cm" svg:x2="6cm" svg:y2="3.125cm" draw:start-shape="id4" draw:start-glue-point="6" draw:end-shape="id3" draw:end-glue-point="10" svg:d="M13000 7875c-5248 0-1749-4750-7000-4750" svg:viewBox="0 0 7001 4751">
          <text:p/>
        </draw:connector>
        <draw:frame draw:style-name="gr4" draw:text-style-name="P5" draw:layer="layout" svg:width="1.302cm" svg:height="0.645cm" svg:x="10.948cm" svg:y="7cm">
          <draw:text-box>
            <text:p text:style-name="P4"><text:span text:style-name="T2">outro</text:span></text:p>
          </draw:text-box>
        </draw:frame>
        <draw:custom-shape draw:style-name="gr13" draw:text-style-name="P1" xml:id="id5" draw:id="id5" draw:layer="layout" svg:width="2.25cm" svg:height="0.75cm" svg:x="18cm" svg:y="7.5cm">
          <text:p text:style-name="P9"><text:span text:style-name="T1">retroceder()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curve" svg:x1="14.25cm" svg:y1="7.875cm" svg:x2="18cm" svg:y2="7.875cm" draw:start-shape="id4" draw:start-glue-point="10" draw:end-shape="id5" draw:end-glue-point="3" svg:d="M14250 7875h3750" svg:viewBox="0 0 3751 1">
          <text:p/>
        </draw:connector>
        <draw:frame draw:style-name="gr15" draw:text-style-name="P11" draw:layer="layout" svg:width="3.526cm" svg:height="1.039cm" svg:x="14.474cm" svg:y="6.75cm">
          <draw:text-box>
            <text:p text:style-name="P10"><text:span text:style-name="T4">operador | relacao | </text:span><text:span text:style-name="T2">abert_comentario</text:span></text:p>
          </draw:text-box>
        </draw:frame>
        <draw:custom-shape draw:style-name="gr1" draw:text-style-name="P2" xml:id="id6" draw:id="id6" draw:layer="layout" svg:width="1.25cm" svg:height="1.25cm" svg:x="12.5cm" svg:y="12.5cm">
          <text:p text:style-name="P1"><text:span text:style-name="T1">q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6" draw:text-style-name="P3" draw:layer="layout" draw:type="curve" svg:x1="11.317cm" svg:y1="12.567cm" svg:x2="12.5cm" svg:y2="13.125cm" draw:start-shape="id1" draw:start-glue-point="9" draw:end-shape="id6" draw:end-glue-point="6" svg:d="M11317 12567c0 372 394 558 1183 558" svg:viewBox="0 0 1184 559">
          <text:p/>
        </draw:connector>
        <draw:frame draw:style-name="gr17" draw:text-style-name="P5" draw:layer="layout" svg:width="0.578cm" svg:height="0.645cm" svg:x="11.5cm" svg:y="12.5cm">
          <draw:text-box>
            <text:p text:style-name="P4"><text:span text:style-name="T2">‘</text:span></text:p>
          </draw:text-box>
        </draw:frame>
        <draw:custom-shape draw:style-name="gr5" draw:text-style-name="P6" xml:id="id7" draw:id="id7" draw:layer="layout" svg:width="1.25cm" svg:height="1.25cm" svg:x="16.25cm" svg:y="13cm">
          <text:p text:style-name="P1"><text:span text:style-name="T1">q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8" draw:text-style-name="P3" draw:layer="layout" draw:type="curve" svg:x1="13.75cm" svg:y1="13.125cm" svg:x2="16.875cm" svg:y2="13cm" draw:start-shape="id6" draw:start-glue-point="10" draw:end-shape="id7" draw:end-glue-point="4" svg:d="M13750 13125c1876 0 1562-313 1875-532s1250-344 1250 407" svg:viewBox="0 0 3126 701">
          <text:p/>
        </draw:connector>
        <draw:frame draw:style-name="gr19" draw:text-style-name="P5" draw:layer="layout" svg:width="0.75cm" svg:height="0.75cm" svg:x="14.75cm" svg:y="12.25cm">
          <draw:text-box>
            <text:p text:style-name="P4"><text:span text:style-name="T2">‘</text:span></text:p>
          </draw:text-box>
        </draw:frame>
        <draw:connector draw:style-name="gr20" draw:text-style-name="P3" draw:layer="layout" draw:type="curve" svg:x1="12.683cm" svg:y1="12.683cm" svg:x2="13.567cm" svg:y2="12.683cm" draw:start-shape="id6" draw:start-glue-point="5" draw:end-shape="id6" draw:end-glue-point="11" svg:d="M12683 12683c0-1026 884-1026 884 0" svg:viewBox="0 0 885 770">
          <text:p/>
        </draw:connector>
        <draw:frame draw:style-name="gr19" draw:text-style-name="P5" draw:layer="layout" svg:width="2.828cm" svg:height="0.75cm" svg:x="12.25cm" svg:y="11.25cm">
          <draw:text-box>
            <text:p text:style-name="P4"><text:span text:style-name="T2">qualquer | ws</text:span></text:p>
          </draw:text-box>
        </draw:frame>
        <draw:custom-shape draw:style-name="gr1" draw:text-style-name="P2" xml:id="id8" draw:id="id8" draw:layer="layout" svg:width="1.25cm" svg:height="1.25cm" svg:x="12.75cm" svg:y="14.25cm">
          <text:p text:style-name="P1"><text:span text:style-name="T1">q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1" draw:text-style-name="P3" draw:layer="layout" draw:type="curve" svg:x1="12.683cm" svg:y1="13.567cm" svg:x2="12.75cm" svg:y2="14.875cm" draw:start-shape="id6" draw:start-glue-point="7" draw:end-shape="id8" draw:end-glue-point="6" svg:d="M12683 13567c-1026 0-1059 1308 67 1308" svg:viewBox="0 0 842 1309">
          <text:p/>
        </draw:connector>
        <draw:frame draw:style-name="gr17" draw:text-style-name="P5" draw:layer="layout" svg:width="0.578cm" svg:height="0.645cm" svg:x="11.25cm" svg:y="14cm">
          <draw:text-box>
            <text:p text:style-name="P4"><text:span text:style-name="T2">\</text:span></text:p>
          </draw:text-box>
        </draw:frame>
        <draw:connector draw:style-name="gr22" draw:text-style-name="P3" draw:layer="layout" draw:type="curve" svg:x1="13.817cm" svg:y1="14.433cm" svg:x2="13.567cm" svg:y2="13.567cm" draw:start-shape="id8" draw:start-glue-point="11" draw:end-shape="id6" draw:end-glue-point="9" svg:d="M13817 14433c1027 0 1152-866-250-866" svg:viewBox="0 0 1037 867">
          <text:p/>
        </draw:connector>
        <draw:frame draw:style-name="gr19" draw:text-style-name="P5" draw:layer="layout" svg:width="0.75cm" svg:height="0.75cm" svg:x="14.75cm" svg:y="13.75cm">
          <draw:text-box>
            <text:p text:style-name="P4"><text:span text:style-name="T2">‘</text:span></text:p>
          </draw:text-box>
        </draw:frame>
        <draw:custom-shape draw:style-name="gr5" draw:text-style-name="P6" xml:id="id9" draw:id="id9" draw:layer="layout" svg:width="1.25cm" svg:height="1.25cm" svg:x="7.25cm" svg:y="11.5cm">
          <text:p text:style-name="P1"><text:span text:style-name="T1">q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3" draw:text-style-name="P3" draw:layer="layout" draw:type="curve" svg:x1="10.25cm" svg:y1="12.125cm" svg:x2="8.5cm" svg:y2="12.125cm" draw:start-shape="id1" draw:start-glue-point="6" draw:end-shape="id9" draw:end-glue-point="10" svg:d="M10250 12125h-1750" svg:viewBox="0 0 1751 1">
          <text:p/>
        </draw:connector>
        <draw:frame draw:style-name="gr4" draw:text-style-name="P5" draw:layer="layout" svg:width="0.599cm" svg:height="0.645cm" svg:x="8.566cm" svg:y="11.355cm">
          <draw:text-box>
            <text:p text:style-name="P4"><text:span text:style-name="T2">/</text:span></text:p>
          </draw:text-box>
        </draw:frame>
        <draw:custom-shape draw:style-name="gr1" draw:text-style-name="P2" xml:id="id10" draw:id="id10" draw:layer="layout" svg:width="1.25cm" svg:height="1.25cm" svg:x="5.25cm" svg:y="14.25cm">
          <text:p text:style-name="P1"><text:span text:style-name="T1">q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4" draw:text-style-name="P3" draw:layer="layout" draw:type="curve" svg:x1="10.25cm" svg:y1="12.125cm" svg:x2="6.317cm" svg:y2="14.433cm" draw:start-shape="id1" draw:start-glue-point="6" draw:end-shape="id10" draw:end-glue-point="11" svg:d="M10250 12125c-2811 0-845 2308-3933 2308" svg:viewBox="0 0 3934 2309">
          <text:p/>
        </draw:connector>
        <draw:custom-shape draw:style-name="gr5" draw:text-style-name="P6" xml:id="id11" draw:id="id11" draw:layer="layout" svg:width="1.25cm" svg:height="1.25cm" svg:x="1.75cm" svg:y="13.5cm">
          <text:p text:style-name="P1"><text:span text:style-name="T1">q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5" draw:text-style-name="P3" draw:layer="layout" draw:type="curve" svg:x1="7.25cm" svg:y1="12.125cm" svg:x2="2.375cm" svg:y2="13.5cm" draw:start-shape="id9" draw:start-glue-point="6" draw:end-shape="id11" draw:end-glue-point="4" svg:d="M7250 12125c-3250 0-4875 458-4875 1375" svg:viewBox="0 0 4876 1376">
          <text:p/>
        </draw:connector>
        <draw:frame draw:style-name="gr4" draw:text-style-name="P5" draw:layer="layout" svg:width="0.599cm" svg:height="0.645cm" svg:x="3.901cm" svg:y="12.5cm">
          <draw:text-box>
            <text:p text:style-name="P4"><text:span text:style-name="T2">/</text:span></text:p>
          </draw:text-box>
        </draw:frame>
        <draw:custom-shape draw:style-name="gr13" draw:text-style-name="P1" xml:id="id12" draw:id="id12" draw:layer="layout" svg:width="2.25cm" svg:height="0.75cm" svg:x="1.75cm" svg:y="10.5cm">
          <text:p text:style-name="P9"><text:span text:style-name="T1">retroceder()</text:span></text:p>
          <draw:enhanced-geometry svg:viewBox="0 0 21600 21600" draw:type="rectangle" draw:enhanced-path="M 0 0 L 21600 0 21600 21600 0 21600 0 0 Z N"/>
        </draw:custom-shape>
        <draw:frame draw:style-name="gr26" draw:text-style-name="P5" draw:layer="layout" svg:width="0.599cm" svg:height="0.645cm" svg:x="7cm" svg:y="13.605cm">
          <draw:text-box>
            <text:p text:style-name="P4"><text:span text:style-name="T2">{</text:span></text:p>
          </draw:text-box>
        </draw:frame>
        <draw:connector draw:style-name="gr27" draw:text-style-name="P3" draw:layer="layout" draw:type="curve" svg:x1="5.25cm" svg:y1="14.875cm" svg:x2="3cm" svg:y2="14.125cm" draw:start-shape="id10" draw:start-glue-point="6" draw:end-shape="id11" draw:end-glue-point="10" svg:d="M5250 14875c-1686 0-561-750-2250-750" svg:viewBox="0 0 2251 751">
          <text:p/>
        </draw:connector>
        <draw:frame draw:style-name="gr26" draw:text-style-name="P5" draw:layer="layout" svg:width="0.599cm" svg:height="0.645cm" svg:x="4cm" svg:y="13.855cm">
          <draw:text-box>
            <text:p text:style-name="P4"><text:span text:style-name="T2">}</text:span></text:p>
          </draw:text-box>
        </draw:frame>
        <draw:frame draw:style-name="gr28" draw:text-style-name="P5" draw:layer="layout" svg:width="2.75cm" svg:height="1.039cm" svg:x="4.5cm" svg:y="16cm">
          <draw:text-box>
            <text:p text:style-name="P4"><text:span text:style-name="T2">qualquer | ws</text:span></text:p>
          </draw:text-box>
        </draw:frame>
        <draw:connector draw:style-name="gr29" draw:text-style-name="P3" draw:layer="layout" draw:type="curve" svg:x1="6.317cm" svg:y1="15.317cm" svg:x2="5.433cm" svg:y2="15.317cm" draw:start-shape="id10" draw:start-glue-point="9" draw:end-shape="id10" draw:end-glue-point="7" svg:d="M6317 15317c0 1027-884 1027-884 0" svg:viewBox="0 0 885 771">
          <text:p/>
        </draw:connector>
        <draw:connector draw:style-name="gr30" draw:text-style-name="P3" draw:layer="layout" draw:type="curve" svg:x1="7.875cm" svg:y1="11.5cm" svg:x2="4cm" svg:y2="10.875cm" draw:start-shape="id9" draw:start-glue-point="4" draw:end-shape="id12" draw:end-glue-point="1" svg:d="M7875 11500c0-417-1291-625-3875-625" svg:viewBox="0 0 3876 626">
          <text:p/>
        </draw:connector>
        <draw:frame draw:style-name="gr4" draw:text-style-name="P5" draw:layer="layout" svg:width="1.302cm" svg:height="0.645cm" svg:x="4.75cm" svg:y="10.25cm">
          <draw:text-box>
            <text:p text:style-name="P4"><text:span text:style-name="T2">outro</text:span></text:p>
          </draw:text-box>
        </draw:frame>
        <draw:custom-shape draw:style-name="gr5" draw:text-style-name="P6" xml:id="id13" draw:id="id13" draw:layer="layout" svg:width="1.25cm" svg:height="1.25cm" svg:x="6.25cm" svg:y="9.5cm">
          <text:p text:style-name="P1"><text:span text:style-name="T1">q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1" draw:text-style-name="P3" draw:layer="layout" draw:type="curve" svg:x1="10.433cm" svg:y1="11.683cm" svg:x2="7.317cm" svg:y2="10.567cm" draw:start-shape="id1" draw:start-glue-point="5" draw:end-shape="id13" draw:end-glue-point="9" svg:d="M10433 11683c-2335 0-778-1116-3116-1116" svg:viewBox="0 0 3117 1117">
          <text:p/>
        </draw:connector>
        <draw:connector draw:style-name="gr32" draw:text-style-name="P3" draw:layer="layout" draw:type="curve" svg:x1="6.25cm" svg:y1="10.125cm" svg:x2="2.875cm" svg:y2="10.5cm" draw:start-shape="id13" draw:start-glue-point="6" draw:end-shape="id12" draw:end-glue-point="0" svg:d="M6250 10125c-1687 0-1406-63-1828-157s-1547-219-1547 532" svg:viewBox="0 0 3376 604">
          <text:p/>
        </draw:connector>
        <draw:frame draw:style-name="gr4" draw:text-style-name="P5" draw:layer="layout" svg:width="1.302cm" svg:height="0.645cm" svg:x="4cm" svg:y="9.25cm">
          <draw:text-box>
            <text:p text:style-name="P4"><text:span text:style-name="T2">outro</text:span></text:p>
          </draw:text-box>
        </draw:frame>
        <draw:frame draw:style-name="gr33" draw:text-style-name="P5" draw:layer="layout" svg:width="1.599cm" svg:height="0.759cm" svg:x="8.151cm" svg:y="10.241cm">
          <draw:text-box>
            <text:p text:style-name="P4">* | + | -</text:p>
          </draw:text-box>
        </draw:frame>
        <officeooo:annotation svg:x="0cm" svg:y="0cm">
          <dc:date>2022-04-28T18:18:33</dc:date>
          <text:p>operador -&gt; '*' | '+' | '-' | '/'</text:p>
          <text:p>relacao -&gt; = | &lt;&gt; | &lt; |&lt;= | &gt;= | &gt;</text:p>
          <text:p>final -&gt; ;</text:p>
          <text:p>digito -&gt; [0-9]</text:p>
          <text:p>letra -&gt; _ | [aA-zZ]</text:p>
          <text:p>abert_comentario = '{' | '/'</text:p>
          <text:p/>
          <text:p>q1 = numero</text:p>
          <text:p>q2 = identificador</text:p>
          <text:p>q4 = frase</text:p>
          <text:p>q6 = operador</text:p>
          <text:p>q8 = comentario</text:p>
        </officeooo:annotation>
        <officeooo:annotation svg:x="9.941cm" svg:y="12.625cm">
          <dc:date>2022-04-28T18:23:20</dc:date>
          <text:p>TODO: #1 Finalizar reservados</text:p>
          <text:p>TODO: #2 revisar</text:p>
        </officeooo:annotati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8T17:32:24.098783761</meta:creation-date>
    <dc:date>2022-04-28T18:23:58.174380934</dc:date>
    <meta:editing-duration>PT8S</meta:editing-duration>
    <meta:editing-cycles>1</meta:editing-cycles>
    <meta:document-statistic meta:object-count="56"/>
    <meta:generator>LibreOffice/7.3.2.2$Linux_X86_64 LibreOffice_project/30$Build-2</meta:generator>
  </office:meta>
</office:document-meta>
</file>